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language="fi" fo:country="FI"/>
    </style:style>
    <style:style style:name="P2" style:family="paragraph" style:parent-style-name="Standard" style:list-style-name="L1"/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dran, Oheneba, Thanh, GeonHui Yoon (Jamie)</text:p>
      <text:p text:style-name="Standard">07.11.2017</text:p>
      <text:p text:style-name="Standard">The Zumo Robot was given along with the rechargeable batteries (1.4V*4).</text:p>
      <text:p text:style-name="Standard">The voltage of the batteries was calculated.</text:p>
      <text:list xml:id="list3561502918" text:style-name="L1">
        <text:list-item>
          <text:p text:style-name="P2">The voltage which was scaled down (3.8V) was multiplied by the scale factor which is 2/3, giving the actual battery voltage reading which was 5.18V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atang" fo:font-size="12pt" fo:letter-spacing="normal" fo:language="en" fo:country="US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atang" fo:font-size="12pt" fo:letter-spacing="normal" fo:language="en" fo:country="US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creation-date>2017-11-07T12:55:00Z</meta:creation-date>
    <dc:date>2017-11-08T16:45:35.854000000</dc:date>
    <meta:editing-cycles>4</meta:editing-cycles>
    <meta:editing-duration>PT30M14S</meta:editing-duration>
    <meta:document-statistic meta:table-count="0" meta:image-count="0" meta:object-count="0" meta:page-count="1" meta:paragraph-count="5" meta:word-count="51" meta:character-count="320" meta:non-whitespace-character-count="275"/>
    <meta:template xlink:type="simple" xlink:actuate="onRequest" xlink:title="" xlink:href="Normal"/>
  </office:meta>
</office:document-meta>
</file>